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453in"/>
    </style:style>
    <style:style style:name="co2" style:family="table-column">
      <style:table-column-properties fo:break-before="auto" style:column-width="0.5299in"/>
    </style:style>
    <style:style style:name="co3" style:family="table-column">
      <style:table-column-properties fo:break-before="auto" style:column-width="0.6161in"/>
    </style:style>
    <style:style style:name="co4" style:family="table-column">
      <style:table-column-properties fo:break-before="auto" style:column-width="1.0575in"/>
    </style:style>
    <style:style style:name="co5" style:family="table-column">
      <style:table-column-properties fo:break-before="auto" style:column-width="1.2516in"/>
    </style:style>
    <style:style style:name="co6" style:family="table-column">
      <style:table-column-properties fo:break-before="auto" style:column-width="1.6492in"/>
    </style:style>
    <style:style style:name="co7" style:family="table-column">
      <style:table-column-properties fo:break-before="auto" style:column-width="0.5728in"/>
    </style:style>
    <style:style style:name="co8" style:family="table-column">
      <style:table-column-properties fo:break-before="auto" style:column-width="1.1437in"/>
    </style:style>
    <style:style style:name="co9" style:family="table-column">
      <style:table-column-properties fo:break-before="auto" style:column-width="1.283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4in" svg:height="3.1252in" svg:x="12.5087in" svg:y="0.2606in">
            <draw:object draw:notify-on-update-of-ranges="Sheet1.A1:Sheet1.A1 Sheet1.B1:Sheet1.K1 Sheet1.A2:Sheet1.A2 Sheet1.B2:Sheet1.K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2.0299in" svg:x="12.8358in" svg:y="3.1776in">
            <draw:object draw:notify-on-update-of-ranges="Sheet1.A1:Sheet1.A1 Sheet1.B1:Sheet1.K1 Sheet1.A3:Sheet1.A3 Sheet1.B3:Sheet1.K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6.4898in" svg:y="4.2693in">
            <draw:object draw:notify-on-update-of-ranges="Sheet1.A1:Sheet1.A1 Sheet1.B1:Sheet1.K1 Sheet1.A4:Sheet1.A4 Sheet1.B4:Sheet1.K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88in" svg:height="3.5429in" svg:x="0.5106in" svg:y="4.2693in">
            <draw:object draw:notify-on-update-of-ranges="Sheet1.A1:Sheet1.A1 Sheet1.B1:Sheet1.K1 Sheet1.A5:Sheet1.A5 Sheet1.B5:Sheet1.K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6.2988in" svg:height="3.5429in" svg:x="6.1437in" svg:y="1.1957in">
            <draw:object draw:notify-on-update-of-ranges="Sheet1.A1:Sheet1.A1 Sheet1.B1:Sheet1.K1 Sheet1.A6:Sheet1.A6 Sheet1.B6:Sheet1.K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6.2988in" svg:height="3.5429in" svg:x="0.2083in" svg:y="1.352in">
            <draw:object draw:notify-on-update-of-ranges="Sheet1.A1:Sheet1.A1 Sheet1.B1:Sheet1.K1 Sheet1.A7:Sheet1.A7 Sheet1.B7:Sheet1.K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test name</text:p>
          </table:table-cell>
          <table:table-cell office:value-type="string">
            <text:p>bin/O0</text:p>
          </table:table-cell>
          <table:table-cell office:value-type="string">
            <text:p>bin/O1</text:p>
          </table:table-cell>
          <table:table-cell office:value-type="string">
            <text:p>bin/O2</text:p>
          </table:table-cell>
          <table:table-cell office:value-type="string">
            <text:p>bin/O3</text:p>
          </table:table-cell>
          <table:table-cell office:value-type="string">
            <text:p>bin/unroll-loops</text:p>
          </table:table-cell>
          <table:table-cell office:value-type="string">
            <text:p>bin/no-unroll-loops</text:p>
          </table:table-cell>
          <table:table-cell office:value-type="string">
            <text:p>bin/optimize-sibling-calls</text:p>
          </table:table-cell>
          <table:table-cell office:value-type="string">
            <text:p>bin/dce</text:p>
          </table:table-cell>
          <table:table-cell office:value-type="string">
            <text:p>bin/if-conversion</text:p>
          </table:table-cell>
          <table:table-cell office:value-type="string">
            <text:p>bin/schedule-insns</text:p>
          </table:table-cell>
        </table:table-row>
        <table:table-row table:style-name="ro1">
          <table:table-cell office:value-type="string">
            <text:p>ifib</text:p>
          </table:table-cell>
          <table:table-cell office:value-type="float" office:value="3.737">
            <text:p>3.737</text:p>
          </table:table-cell>
          <table:table-cell office:value-type="float" office:value="0.6255">
            <text:p>0.6255</text:p>
          </table:table-cell>
          <table:table-cell office:value-type="float" office:value="0.63">
            <text:p>0.63</text:p>
          </table:table-cell>
          <table:table-cell office:value-type="float" office:value="0.6295">
            <text:p>0.6295</text:p>
          </table:table-cell>
          <table:table-cell office:value-type="float" office:value="0.311">
            <text:p>0.311</text:p>
          </table:table-cell>
          <table:table-cell office:value-type="float" office:value="0.62">
            <text:p>0.62</text:p>
          </table:table-cell>
          <table:table-cell office:value-type="float" office:value="0.621">
            <text:p>0.621</text:p>
          </table:table-cell>
          <table:table-cell office:value-type="float" office:value="0.63">
            <text:p>0.63</text:p>
          </table:table-cell>
          <table:table-cell office:value-type="float" office:value="0.6265">
            <text:p>0.6265</text:p>
          </table:table-cell>
          <table:table-cell office:value-type="float" office:value="0.63">
            <text:p>0.63</text:p>
          </table:table-cell>
        </table:table-row>
        <table:table-row table:style-name="ro1">
          <table:table-cell office:value-type="string">
            <text:p>loop</text:p>
          </table:table-cell>
          <table:table-cell office:value-type="float" office:value="78.8085">
            <text:p>78.8085</text:p>
          </table:table-cell>
          <table:table-cell office:value-type="float" office:value="79.2135">
            <text:p>79.2135</text:p>
          </table:table-cell>
          <table:table-cell office:value-type="float" office:value="79.721">
            <text:p>79.721</text:p>
          </table:table-cell>
          <table:table-cell office:value-type="float" office:value="79.309">
            <text:p>79.309</text:p>
          </table:table-cell>
          <table:table-cell office:value-type="float" office:value="86.1775">
            <text:p>86.1775</text:p>
          </table:table-cell>
          <table:table-cell office:value-type="float" office:value="80.0135">
            <text:p>80.0135</text:p>
          </table:table-cell>
          <table:table-cell office:value-type="float" office:value="79.6675">
            <text:p>79.6675</text:p>
          </table:table-cell>
          <table:table-cell office:value-type="float" office:value="79.361">
            <text:p>79.361</text:p>
          </table:table-cell>
          <table:table-cell office:value-type="float" office:value="78.8675">
            <text:p>78.8675</text:p>
          </table:table-cell>
          <table:table-cell office:value-type="float" office:value="79.2985">
            <text:p>79.2985</text:p>
          </table:table-cell>
        </table:table-row>
        <table:table-row table:style-name="ro1">
          <table:table-cell office:value-type="string">
            <text:p>msort</text:p>
          </table:table-cell>
          <table:table-cell office:value-type="float" office:value="3.064">
            <text:p>3.064</text:p>
          </table:table-cell>
          <table:table-cell office:value-type="float" office:value="2.063">
            <text:p>2.063</text:p>
          </table:table-cell>
          <table:table-cell office:value-type="float" office:value="2.0735">
            <text:p>2.0735</text:p>
          </table:table-cell>
          <table:table-cell office:value-type="float" office:value="2.033">
            <text:p>2.033</text:p>
          </table:table-cell>
          <table:table-cell office:value-type="float" office:value="2.202">
            <text:p>2.202</text:p>
          </table:table-cell>
          <table:table-cell office:value-type="float" office:value="2.215">
            <text:p>2.215</text:p>
          </table:table-cell>
          <table:table-cell office:value-type="float" office:value="2.1575">
            <text:p>2.1575</text:p>
          </table:table-cell>
          <table:table-cell office:value-type="float" office:value="2.1885">
            <text:p>2.1885</text:p>
          </table:table-cell>
          <table:table-cell office:value-type="float" office:value="2.1815">
            <text:p>2.1815</text:p>
          </table:table-cell>
          <table:table-cell office:value-type="float" office:value="2.1865">
            <text:p>2.1865</text:p>
          </table:table-cell>
        </table:table-row>
        <table:table-row table:style-name="ro1">
          <table:table-cell office:value-type="string">
            <text:p>qsort</text:p>
          </table:table-cell>
          <table:table-cell office:value-type="float" office:value="2.415">
            <text:p>2.415</text:p>
          </table:table-cell>
          <table:table-cell office:value-type="float" office:value="1.6895">
            <text:p>1.6895</text:p>
          </table:table-cell>
          <table:table-cell office:value-type="float" office:value="1.6555">
            <text:p>1.6555</text:p>
          </table:table-cell>
          <table:table-cell office:value-type="float" office:value="1.741">
            <text:p>1.741</text:p>
          </table:table-cell>
          <table:table-cell office:value-type="float" office:value="1.766">
            <text:p>1.766</text:p>
          </table:table-cell>
          <table:table-cell office:value-type="float" office:value="1.7055">
            <text:p>1.7055</text:p>
          </table:table-cell>
          <table:table-cell office:value-type="float" office:value="1.683">
            <text:p>1.683</text:p>
          </table:table-cell>
          <table:table-cell office:value-type="float" office:value="1.7025">
            <text:p>1.7025</text:p>
          </table:table-cell>
          <table:table-cell office:value-type="float" office:value="1.6855">
            <text:p>1.6855</text:p>
          </table:table-cell>
          <table:table-cell office:value-type="float" office:value="1.698">
            <text:p>1.698</text:p>
          </table:table-cell>
        </table:table-row>
        <table:table-row table:style-name="ro1">
          <table:table-cell office:value-type="string">
            <text:p>rfib</text:p>
          </table:table-cell>
          <table:table-cell office:value-type="float" office:value="114.49">
            <text:p>114.49</text:p>
          </table:table-cell>
          <table:table-cell office:value-type="float" office:value="63.996">
            <text:p>63.996</text:p>
          </table:table-cell>
          <table:table-cell office:value-type="float" office:value="37.409">
            <text:p>37.409</text:p>
          </table:table-cell>
          <table:table-cell office:value-type="float" office:value="52.0965">
            <text:p>52.0965</text:p>
          </table:table-cell>
          <table:table-cell office:value-type="float" office:value="76.0735">
            <text:p>76.0735</text:p>
          </table:table-cell>
          <table:table-cell office:value-type="float" office:value="75.5905">
            <text:p>75.5905</text:p>
          </table:table-cell>
          <table:table-cell office:value-type="float" office:value="57.587">
            <text:p>57.587</text:p>
          </table:table-cell>
          <table:table-cell office:value-type="float" office:value="75.7105">
            <text:p>75.7105</text:p>
          </table:table-cell>
          <table:table-cell office:value-type="float" office:value="64.1605">
            <text:p>64.1605</text:p>
          </table:table-cell>
          <table:table-cell office:value-type="float" office:value="75.8075">
            <text:p>75.8075</text:p>
          </table:table-cell>
        </table:table-row>
        <table:table-row table:style-name="ro1">
          <table:table-cell office:value-type="string">
            <text:p>branchpredict</text:p>
          </table:table-cell>
          <table:table-cell office:value-type="float" office:value="122.063">
            <text:p>122.063</text:p>
          </table:table-cell>
          <table:table-cell office:value-type="float" office:value="102.9415">
            <text:p>102.9415</text:p>
          </table:table-cell>
          <table:table-cell office:value-type="float" office:value="101.032">
            <text:p>101.032</text:p>
          </table:table-cell>
          <table:table-cell office:value-type="float" office:value="101.8895">
            <text:p>101.8895</text:p>
          </table:table-cell>
          <table:table-cell office:value-type="float" office:value="118.0955">
            <text:p>118.0955</text:p>
          </table:table-cell>
          <table:table-cell office:value-type="float" office:value="103.523">
            <text:p>103.523</text:p>
          </table:table-cell>
          <table:table-cell office:value-type="float" office:value="102.3105">
            <text:p>102.3105</text:p>
          </table:table-cell>
          <table:table-cell office:value-type="float" office:value="101.0585">
            <text:p>101.0585</text:p>
          </table:table-cell>
          <table:table-cell office:value-type="float" office:value="100.5885">
            <text:p>100.5885</text:p>
          </table:table-cell>
          <table:table-cell office:value-type="float" office:value="100.8995">
            <text:p>100.899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8">11/18/2013</text:date>, <text:time>16:5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8T16:55:23</dc:date>
    <dc:creator>lb635 </dc:creator>
    <meta:generator>LibreOffice/3.4$Unix LibreOffice_project/340m1$Build-502</meta:generator>
    <meta:editing-duration>PT4H8M32S</meta:editing-duration>
    <meta:editing-cycles>1</meta:editing-cycles>
    <meta:document-statistic meta:table-count="1" meta:cell-count="7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257cm" svg:height="7.939cm" xlink:href=".." xlink:type="simple" chart:class="chart:bar" chart:style-name="ch1">
        <chart:legend chart:legend-position="end" svg:x="15.052cm" svg:y="3.67cm" style:legend-expansion="high" chart:style-name="ch2"/>
        <chart:plot-area chart:style-name="ch3" table:cell-range-address="Sheet1.A1:Sheet1.K2" chart:data-source-has-labels="both" svg:x="0.775cm" svg:y="0.767cm" svg:width="13.627cm" svg:height="6.594cm">
          <chartooo:coordinate-region svg:x="1.502cm" svg:y="0.966cm" svg:width="12.9cm" svg:height="5.35cm"/>
          <chart:axis chart:dimension="x" chart:name="primary-x" chart:style-name="ch4" chartooo:axis-type="auto">
            <chartooo:date-scale/>
            <chart:categories table:cell-range-address="Sheet1.B1:Sheet1.K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K2" chart:label-cell-address="Sheet1.A2:Sheet1.A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/O0</text:p>
                <draw:g>
                  <svg:desc>Sheet1.B1:Sheet1.K1</svg:desc>
                </draw:g>
              </table:table-cell>
              <table:table-cell office:value-type="string">
                <text:p>bin/O1</text:p>
              </table:table-cell>
              <table:table-cell office:value-type="string">
                <text:p>bin/O2</text:p>
              </table:table-cell>
              <table:table-cell office:value-type="string">
                <text:p>bin/O3</text:p>
              </table:table-cell>
              <table:table-cell office:value-type="string">
                <text:p>bin/unroll-loops</text:p>
              </table:table-cell>
              <table:table-cell office:value-type="string">
                <text:p>bin/no-unroll-loops</text:p>
              </table:table-cell>
              <table:table-cell office:value-type="string">
                <text:p>bin/optimize-sibling-calls</text:p>
              </table:table-cell>
              <table:table-cell office:value-type="string">
                <text:p>bin/dce</text:p>
              </table:table-cell>
              <table:table-cell office:value-type="string">
                <text:p>bin/if-conversion</text:p>
              </table:table-cell>
              <table:table-cell office:value-type="string">
                <text:p>bin/schedule-insns</text:p>
              </table:table-cell>
            </table:table-row>
          </table:table-header-rows>
          <table:table-rows>
            <table:table-row>
              <table:table-cell office:value-type="string">
                <text:p>ifib</text:p>
                <draw:g>
                  <svg:desc>Sheet1.A2:Sheet1.A2</svg:desc>
                </draw:g>
              </table:table-cell>
              <table:table-cell office:value-type="float" office:value="3.737">
                <text:p>3.737</text:p>
                <draw:g>
                  <svg:desc>Sheet1.B2:Sheet1.K2</svg:desc>
                </draw:g>
              </table:table-cell>
              <table:table-cell office:value-type="float" office:value="0.6255">
                <text:p>0.6255</text:p>
              </table:table-cell>
              <table:table-cell office:value-type="float" office:value="0.63">
                <text:p>0.63</text:p>
              </table:table-cell>
              <table:table-cell office:value-type="float" office:value="0.6295">
                <text:p>0.6295</text:p>
              </table:table-cell>
              <table:table-cell office:value-type="float" office:value="0.311">
                <text:p>0.311</text:p>
              </table:table-cell>
              <table:table-cell office:value-type="float" office:value="0.62">
                <text:p>0.62</text:p>
              </table:table-cell>
              <table:table-cell office:value-type="float" office:value="0.621">
                <text:p>0.621</text:p>
              </table:table-cell>
              <table:table-cell office:value-type="float" office:value="0.63">
                <text:p>0.63</text:p>
              </table:table-cell>
              <table:table-cell office:value-type="float" office:value="0.6265">
                <text:p>0.6265</text:p>
              </table:table-cell>
              <table:table-cell office:value-type="float" office:value="0.63">
                <text:p>0.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5.157cm" xlink:href=".." xlink:type="simple" chart:class="chart:bar" chart:style-name="ch1">
        <chart:legend chart:legend-position="end" svg:x="14.61cm" svg:y="2.279cm" style:legend-expansion="high" chart:style-name="ch2"/>
        <chart:plot-area chart:style-name="ch3" table:cell-range-address="Sheet1.A1:Sheet1.K1 Sheet1.A3:Sheet1.K3" chart:data-source-has-labels="both" svg:x="0.77cm" svg:y="0.547cm" svg:width="13.2cm" svg:height="4.087cm">
          <chartooo:coordinate-region svg:x="1.391cm" svg:y="0.746cm" svg:width="12.579cm" svg:height="2.843cm"/>
          <chart:axis chart:dimension="x" chart:name="primary-x" chart:style-name="ch4" chartooo:axis-type="auto">
            <chartooo:date-scale/>
            <chart:categories table:cell-range-address="Sheet1.B1:Sheet1.K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K3" chart:label-cell-address="Sheet1.A3:Sheet1.A3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/O0</text:p>
                <draw:g>
                  <svg:desc>Sheet1.B1:Sheet1.K1</svg:desc>
                </draw:g>
              </table:table-cell>
              <table:table-cell office:value-type="string">
                <text:p>bin/O1</text:p>
              </table:table-cell>
              <table:table-cell office:value-type="string">
                <text:p>bin/O2</text:p>
              </table:table-cell>
              <table:table-cell office:value-type="string">
                <text:p>bin/O3</text:p>
              </table:table-cell>
              <table:table-cell office:value-type="string">
                <text:p>bin/unroll-loops</text:p>
              </table:table-cell>
              <table:table-cell office:value-type="string">
                <text:p>bin/no-unroll-loops</text:p>
              </table:table-cell>
              <table:table-cell office:value-type="string">
                <text:p>bin/optimize-sibling-calls</text:p>
              </table:table-cell>
              <table:table-cell office:value-type="string">
                <text:p>bin/dce</text:p>
              </table:table-cell>
              <table:table-cell office:value-type="string">
                <text:p>bin/if-conversion</text:p>
              </table:table-cell>
              <table:table-cell office:value-type="string">
                <text:p>bin/schedule-insns</text:p>
              </table:table-cell>
            </table:table-row>
          </table:table-header-rows>
          <table:table-rows>
            <table:table-row>
              <table:table-cell office:value-type="string">
                <text:p>loop</text:p>
                <draw:g>
                  <svg:desc>Sheet1.A3:Sheet1.A3</svg:desc>
                </draw:g>
              </table:table-cell>
              <table:table-cell office:value-type="float" office:value="78.8085">
                <text:p>78.8085</text:p>
                <draw:g>
                  <svg:desc>Sheet1.B3:Sheet1.K3</svg:desc>
                </draw:g>
              </table:table-cell>
              <table:table-cell office:value-type="float" office:value="79.2135">
                <text:p>79.2135</text:p>
              </table:table-cell>
              <table:table-cell office:value-type="float" office:value="79.721">
                <text:p>79.721</text:p>
              </table:table-cell>
              <table:table-cell office:value-type="float" office:value="79.309">
                <text:p>79.309</text:p>
              </table:table-cell>
              <table:table-cell office:value-type="float" office:value="86.1775">
                <text:p>86.1775</text:p>
              </table:table-cell>
              <table:table-cell office:value-type="float" office:value="80.0135">
                <text:p>80.0135</text:p>
              </table:table-cell>
              <table:table-cell office:value-type="float" office:value="79.6675">
                <text:p>79.6675</text:p>
              </table:table-cell>
              <table:table-cell office:value-type="float" office:value="79.361">
                <text:p>79.361</text:p>
              </table:table-cell>
              <table:table-cell office:value-type="float" office:value="78.8675">
                <text:p>78.8675</text:p>
              </table:table-cell>
              <table:table-cell office:value-type="float" office:value="79.2985">
                <text:p>79.29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72cm" svg:y="4.201cm" style:legend-expansion="high" chart:style-name="ch2"/>
        <chart:plot-area chart:style-name="ch3" table:cell-range-address="Sheet1.A1:Sheet1.K1 Sheet1.A4:Sheet1.K4" chart:data-source-has-labels="both" svg:x="0.77cm" svg:y="0.855cm" svg:width="12.962cm" svg:height="7.545cm">
          <chartooo:coordinate-region svg:x="1.497cm" svg:y="1.055cm" svg:width="12.235cm" svg:height="6.3cm"/>
          <chart:axis chart:dimension="x" chart:name="primary-x" chart:style-name="ch4" chartooo:axis-type="auto">
            <chartooo:date-scale/>
            <chart:categories table:cell-range-address="Sheet1.B1:Sheet1.K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K4" chart:label-cell-address="Sheet1.A4:Sheet1.A4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/O0</text:p>
                <draw:g>
                  <svg:desc>Sheet1.B1:Sheet1.K1</svg:desc>
                </draw:g>
              </table:table-cell>
              <table:table-cell office:value-type="string">
                <text:p>bin/O1</text:p>
              </table:table-cell>
              <table:table-cell office:value-type="string">
                <text:p>bin/O2</text:p>
              </table:table-cell>
              <table:table-cell office:value-type="string">
                <text:p>bin/O3</text:p>
              </table:table-cell>
              <table:table-cell office:value-type="string">
                <text:p>bin/unroll-loops</text:p>
              </table:table-cell>
              <table:table-cell office:value-type="string">
                <text:p>bin/no-unroll-loops</text:p>
              </table:table-cell>
              <table:table-cell office:value-type="string">
                <text:p>bin/optimize-sibling-calls</text:p>
              </table:table-cell>
              <table:table-cell office:value-type="string">
                <text:p>bin/dce</text:p>
              </table:table-cell>
              <table:table-cell office:value-type="string">
                <text:p>bin/if-conversion</text:p>
              </table:table-cell>
              <table:table-cell office:value-type="string">
                <text:p>bin/schedule-insns</text:p>
              </table:table-cell>
            </table:table-row>
          </table:table-header-rows>
          <table:table-rows>
            <table:table-row>
              <table:table-cell office:value-type="string">
                <text:p>msort</text:p>
                <draw:g>
                  <svg:desc>Sheet1.A4:Sheet1.A4</svg:desc>
                </draw:g>
              </table:table-cell>
              <table:table-cell office:value-type="float" office:value="3.064">
                <text:p>3.064</text:p>
                <draw:g>
                  <svg:desc>Sheet1.B4:Sheet1.K4</svg:desc>
                </draw:g>
              </table:table-cell>
              <table:table-cell office:value-type="float" office:value="2.063">
                <text:p>2.063</text:p>
              </table:table-cell>
              <table:table-cell office:value-type="float" office:value="2.0735">
                <text:p>2.0735</text:p>
              </table:table-cell>
              <table:table-cell office:value-type="float" office:value="2.033">
                <text:p>2.033</text:p>
              </table:table-cell>
              <table:table-cell office:value-type="float" office:value="2.202">
                <text:p>2.202</text:p>
              </table:table-cell>
              <table:table-cell office:value-type="float" office:value="2.215">
                <text:p>2.215</text:p>
              </table:table-cell>
              <table:table-cell office:value-type="float" office:value="2.1575">
                <text:p>2.1575</text:p>
              </table:table-cell>
              <table:table-cell office:value-type="float" office:value="2.1885">
                <text:p>2.1885</text:p>
              </table:table-cell>
              <table:table-cell office:value-type="float" office:value="2.1815">
                <text:p>2.1815</text:p>
              </table:table-cell>
              <table:table-cell office:value-type="float" office:value="2.1865">
                <text:p>2.18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78cm" svg:y="4.201cm" style:legend-expansion="high" chart:style-name="ch2"/>
        <chart:plot-area chart:style-name="ch3" table:cell-range-address="Sheet1.A1:Sheet1.K1 Sheet1.A5:Sheet1.K5" chart:data-source-has-labels="both" svg:x="0.77cm" svg:y="0.855cm" svg:width="13.068cm" svg:height="7.545cm">
          <chartooo:coordinate-region svg:x="1.497cm" svg:y="1.054cm" svg:width="12.341cm" svg:height="6.301cm"/>
          <chart:axis chart:dimension="x" chart:name="primary-x" chart:style-name="ch4" chartooo:axis-type="auto">
            <chartooo:date-scale/>
            <chart:categories table:cell-range-address="Sheet1.B1:Sheet1.K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:Sheet1.K5" chart:label-cell-address="Sheet1.A5:Sheet1.A5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/O0</text:p>
                <draw:g>
                  <svg:desc>Sheet1.B1:Sheet1.K1</svg:desc>
                </draw:g>
              </table:table-cell>
              <table:table-cell office:value-type="string">
                <text:p>bin/O1</text:p>
              </table:table-cell>
              <table:table-cell office:value-type="string">
                <text:p>bin/O2</text:p>
              </table:table-cell>
              <table:table-cell office:value-type="string">
                <text:p>bin/O3</text:p>
              </table:table-cell>
              <table:table-cell office:value-type="string">
                <text:p>bin/unroll-loops</text:p>
              </table:table-cell>
              <table:table-cell office:value-type="string">
                <text:p>bin/no-unroll-loops</text:p>
              </table:table-cell>
              <table:table-cell office:value-type="string">
                <text:p>bin/optimize-sibling-calls</text:p>
              </table:table-cell>
              <table:table-cell office:value-type="string">
                <text:p>bin/dce</text:p>
              </table:table-cell>
              <table:table-cell office:value-type="string">
                <text:p>bin/if-conversion</text:p>
              </table:table-cell>
              <table:table-cell office:value-type="string">
                <text:p>bin/schedule-insns</text:p>
              </table:table-cell>
            </table:table-row>
          </table:table-header-rows>
          <table:table-rows>
            <table:table-row>
              <table:table-cell office:value-type="string">
                <text:p>qsort</text:p>
                <draw:g>
                  <svg:desc>Sheet1.A5:Sheet1.A5</svg:desc>
                </draw:g>
              </table:table-cell>
              <table:table-cell office:value-type="float" office:value="2.415">
                <text:p>2.415</text:p>
                <draw:g>
                  <svg:desc>Sheet1.B5:Sheet1.K5</svg:desc>
                </draw:g>
              </table:table-cell>
              <table:table-cell office:value-type="float" office:value="1.6895">
                <text:p>1.6895</text:p>
              </table:table-cell>
              <table:table-cell office:value-type="float" office:value="1.6555">
                <text:p>1.6555</text:p>
              </table:table-cell>
              <table:table-cell office:value-type="float" office:value="1.741">
                <text:p>1.741</text:p>
              </table:table-cell>
              <table:table-cell office:value-type="float" office:value="1.766">
                <text:p>1.766</text:p>
              </table:table-cell>
              <table:table-cell office:value-type="float" office:value="1.7055">
                <text:p>1.7055</text:p>
              </table:table-cell>
              <table:table-cell office:value-type="float" office:value="1.683">
                <text:p>1.683</text:p>
              </table:table-cell>
              <table:table-cell office:value-type="float" office:value="1.7025">
                <text:p>1.7025</text:p>
              </table:table-cell>
              <table:table-cell office:value-type="float" office:value="1.6855">
                <text:p>1.6855</text:p>
              </table:table-cell>
              <table:table-cell office:value-type="float" office:value="1.698">
                <text:p>1.6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69cm" svg:y="4.201cm" style:legend-expansion="high" chart:style-name="ch2"/>
        <chart:plot-area chart:style-name="ch3" table:cell-range-address="Sheet1.A1:Sheet1.K1 Sheet1.A6:Sheet1.K6" chart:data-source-has-labels="both" svg:x="0.77cm" svg:y="0.855cm" svg:width="13.359cm" svg:height="7.545cm">
          <chartooo:coordinate-region svg:x="1.577cm" svg:y="1.054cm" svg:width="12.552cm" svg:height="6.301cm"/>
          <chart:axis chart:dimension="x" chart:name="primary-x" chart:style-name="ch4" chartooo:axis-type="auto">
            <chartooo:date-scale/>
            <chart:categories table:cell-range-address="Sheet1.B1:Sheet1.K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K6" chart:label-cell-address="Sheet1.A6:Sheet1.A6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/O0</text:p>
                <draw:g>
                  <svg:desc>Sheet1.B1:Sheet1.K1</svg:desc>
                </draw:g>
              </table:table-cell>
              <table:table-cell office:value-type="string">
                <text:p>bin/O1</text:p>
              </table:table-cell>
              <table:table-cell office:value-type="string">
                <text:p>bin/O2</text:p>
              </table:table-cell>
              <table:table-cell office:value-type="string">
                <text:p>bin/O3</text:p>
              </table:table-cell>
              <table:table-cell office:value-type="string">
                <text:p>bin/unroll-loops</text:p>
              </table:table-cell>
              <table:table-cell office:value-type="string">
                <text:p>bin/no-unroll-loops</text:p>
              </table:table-cell>
              <table:table-cell office:value-type="string">
                <text:p>bin/optimize-sibling-calls</text:p>
              </table:table-cell>
              <table:table-cell office:value-type="string">
                <text:p>bin/dce</text:p>
              </table:table-cell>
              <table:table-cell office:value-type="string">
                <text:p>bin/if-conversion</text:p>
              </table:table-cell>
              <table:table-cell office:value-type="string">
                <text:p>bin/schedule-insns</text:p>
              </table:table-cell>
            </table:table-row>
          </table:table-header-rows>
          <table:table-rows>
            <table:table-row>
              <table:table-cell office:value-type="string">
                <text:p>rfib</text:p>
                <draw:g>
                  <svg:desc>Sheet1.A6:Sheet1.A6</svg:desc>
                </draw:g>
              </table:table-cell>
              <table:table-cell office:value-type="float" office:value="114.49">
                <text:p>114.49</text:p>
                <draw:g>
                  <svg:desc>Sheet1.B6:Sheet1.K6</svg:desc>
                </draw:g>
              </table:table-cell>
              <table:table-cell office:value-type="float" office:value="63.996">
                <text:p>63.996</text:p>
              </table:table-cell>
              <table:table-cell office:value-type="float" office:value="37.409">
                <text:p>37.409</text:p>
              </table:table-cell>
              <table:table-cell office:value-type="float" office:value="52.0965">
                <text:p>52.0965</text:p>
              </table:table-cell>
              <table:table-cell office:value-type="float" office:value="76.0735">
                <text:p>76.0735</text:p>
              </table:table-cell>
              <table:table-cell office:value-type="float" office:value="75.5905">
                <text:p>75.5905</text:p>
              </table:table-cell>
              <table:table-cell office:value-type="float" office:value="57.587">
                <text:p>57.587</text:p>
              </table:table-cell>
              <table:table-cell office:value-type="float" office:value="75.7105">
                <text:p>75.7105</text:p>
              </table:table-cell>
              <table:table-cell office:value-type="float" office:value="64.1605">
                <text:p>64.1605</text:p>
              </table:table-cell>
              <table:table-cell office:value-type="float" office:value="75.8075">
                <text:p>75.80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81cm" svg:y="4.201cm" style:legend-expansion="high" chart:style-name="ch2"/>
        <chart:plot-area chart:style-name="ch3" table:cell-range-address="Sheet1.A1:Sheet1.K1 Sheet1.A7:Sheet1.K7" chart:data-source-has-labels="both" svg:x="0.77cm" svg:y="0.855cm" svg:width="11.771cm" svg:height="7.545cm">
          <chartooo:coordinate-region svg:x="1.577cm" svg:y="1.054cm" svg:width="10.964cm" svg:height="6.301cm"/>
          <chart:axis chart:dimension="x" chart:name="primary-x" chart:style-name="ch4" chartooo:axis-type="auto">
            <chartooo:date-scale/>
            <chart:categories table:cell-range-address="Sheet1.B1:Sheet1.K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:Sheet1.K7" chart:label-cell-address="Sheet1.A7:Sheet1.A7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/O0</text:p>
                <draw:g>
                  <svg:desc>Sheet1.B1:Sheet1.K1</svg:desc>
                </draw:g>
              </table:table-cell>
              <table:table-cell office:value-type="string">
                <text:p>bin/O1</text:p>
              </table:table-cell>
              <table:table-cell office:value-type="string">
                <text:p>bin/O2</text:p>
              </table:table-cell>
              <table:table-cell office:value-type="string">
                <text:p>bin/O3</text:p>
              </table:table-cell>
              <table:table-cell office:value-type="string">
                <text:p>bin/unroll-loops</text:p>
              </table:table-cell>
              <table:table-cell office:value-type="string">
                <text:p>bin/no-unroll-loops</text:p>
              </table:table-cell>
              <table:table-cell office:value-type="string">
                <text:p>bin/optimize-sibling-calls</text:p>
              </table:table-cell>
              <table:table-cell office:value-type="string">
                <text:p>bin/dce</text:p>
              </table:table-cell>
              <table:table-cell office:value-type="string">
                <text:p>bin/if-conversion</text:p>
              </table:table-cell>
              <table:table-cell office:value-type="string">
                <text:p>bin/schedule-insns</text:p>
              </table:table-cell>
            </table:table-row>
          </table:table-header-rows>
          <table:table-rows>
            <table:table-row>
              <table:table-cell office:value-type="string">
                <text:p>branchpredict</text:p>
                <draw:g>
                  <svg:desc>Sheet1.A7:Sheet1.A7</svg:desc>
                </draw:g>
              </table:table-cell>
              <table:table-cell office:value-type="float" office:value="122.063">
                <text:p>122.063</text:p>
                <draw:g>
                  <svg:desc>Sheet1.B7:Sheet1.K7</svg:desc>
                </draw:g>
              </table:table-cell>
              <table:table-cell office:value-type="float" office:value="102.9415">
                <text:p>102.9415</text:p>
              </table:table-cell>
              <table:table-cell office:value-type="float" office:value="101.032">
                <text:p>101.032</text:p>
              </table:table-cell>
              <table:table-cell office:value-type="float" office:value="101.8895">
                <text:p>101.8895</text:p>
              </table:table-cell>
              <table:table-cell office:value-type="float" office:value="118.0955">
                <text:p>118.0955</text:p>
              </table:table-cell>
              <table:table-cell office:value-type="float" office:value="103.523">
                <text:p>103.523</text:p>
              </table:table-cell>
              <table:table-cell office:value-type="float" office:value="102.3105">
                <text:p>102.3105</text:p>
              </table:table-cell>
              <table:table-cell office:value-type="float" office:value="101.0585">
                <text:p>101.0585</text:p>
              </table:table-cell>
              <table:table-cell office:value-type="float" office:value="100.5885">
                <text:p>100.5885</text:p>
              </table:table-cell>
              <table:table-cell office:value-type="float" office:value="100.8995">
                <text:p>100.89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